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  <style:text-properties style:font-name="F" style:font-name-asian="Segoe UI" style:font-name-complex="Tahom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font-weight="bold" fo:language="pt" fo:country="BR" style:language-asian="zh" style:country-asian="CN" style:language-complex="hi" style:country-complex="IN" style:font-weight-complex="bold"/>
    </style:style>
    <style:style style:name="T3" style:family="text">
      <style:text-properties fo:font-size="12pt" style:font-size-asian="12pt" style:font-size-complex="12pt" fo:language="pt" fo:country="BR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res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.75</text:p>
          </table:table-cell>
          <table:table-cell/>
          <table:table-cell table:style-name="ce2" office:value-type="string" calcext:value-type="string" table:number-columns-spanned="6" table:number-rows-spanned="16">
            <text:p><text:span text:style-name="T1">Os diâmetros, em cm, de mudas de laranjeira “Pera-Rio” obtidos em um </text:span></text:p>
            <text:p><text:span text:style-name="T1">experimento de </text:span><text:span text:style-name="T2">adubação</text:span><text:span text:style-name="T3"> estão apresentados a seguir. Foi utilizado o</text:span></text:p>
            <text:p><text:span text:style-name="T3"> delineamento em blocos casualizados (DBC) com as repetições controlando</text:span></text:p>
            <text:p><text:span text:style-name="T3">possível gradiente de fertilidade do solo no pomar onde as mudas foram</text:span></text:p>
            <text:p><text:span text:style-name="T3">instaladas (15% de declividade). </text:span>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.05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.34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.80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.95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.51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.03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.12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.14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.26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.42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.53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2.02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2.43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2.26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3.84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3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3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2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1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2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3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3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3.31</text:p>
          </table:table-cell>
          <table:table-cell table:number-columns-repeated="7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5:04:03.415000000</meta:creation-date>
    <dc:date>2024-12-16T15:09:31.695000000</dc:date>
    <meta:editing-duration>PT5M28S</meta:editing-duration>
    <meta:editing-cycles>1</meta:editing-cycles>
    <meta:document-statistic meta:table-count="1" meta:cell-count="76" meta:object-count="0"/>
    <meta:generator>LibreOffice/7.5.5.2$Windows_X86_64 LibreOffice_project/ca8fe7424262805f223b9a2334bc7181abbcbf5e</meta:generator>
  </office:meta>
</office:document-meta>
</file>